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027cm" table:align="margins"/>
    </style:style>
    <style:style style:name="Table1.A" style:family="table-column">
      <style:table-column-properties style:column-width="2.106cm" style:rel-column-width="8612*"/>
    </style:style>
    <style:style style:name="Table1.B" style:family="table-column">
      <style:table-column-properties style:column-width="3.235cm" style:rel-column-width="13228*"/>
    </style:style>
    <style:style style:name="Table1.C" style:family="table-column">
      <style:table-column-properties style:column-width="2.955cm" style:rel-column-width="12081*"/>
    </style:style>
    <style:style style:name="Table1.D" style:family="table-column">
      <style:table-column-properties style:column-width="2.505cm" style:rel-column-width="10242*"/>
    </style:style>
    <style:style style:name="Table1.E" style:family="table-column">
      <style:table-column-properties style:column-width="2.905cm" style:rel-column-width="11879*"/>
    </style:style>
    <style:style style:name="Table1.F" style:family="table-column">
      <style:table-column-properties style:column-width="2.321cm" style:rel-column-width="9493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background-color="#00b8ff" fo:padding="0.097cm" fo:border="none">
        <style:background-image/>
      </style:table-cell-properties>
    </style:style>
    <style:style style:name="Table1.B2" style:family="table-cell">
      <style:table-cell-properties fo:background-color="#e6e6ff" fo:padding="0.097cm" fo:border="none">
        <style:background-image/>
      </style:table-cell-properties>
    </style:style>
    <style:style style:name="Table1.B3" style:family="table-cell">
      <style:table-cell-properties fo:padding="0.097cm" fo:border-left="0.05pt solid #e6e6ff" fo:border-right="none" fo:border-top="none" fo:border-bottom="0.05pt solid #e6e6ff"/>
    </style:style>
    <style:style style:name="Table1.C3" style:family="table-cell">
      <style:table-cell-properties fo:padding="0.097cm" fo:border-left="0.05pt solid #e6e6ff" fo:border-right="none" fo:border-top="none" fo:border-bottom="0.05pt solid #e6e6ff"/>
    </style:style>
    <style:style style:name="Table1.D3" style:family="table-cell">
      <style:table-cell-properties fo:padding="0.097cm" fo:border-left="0.05pt solid #e6e6ff" fo:border-right="none" fo:border-top="none" fo:border-bottom="0.05pt solid #e6e6ff"/>
    </style:style>
    <style:style style:name="Table1.E3" style:family="table-cell">
      <style:table-cell-properties fo:padding="0.097cm" fo:border-left="0.05pt solid #e6e6ff" fo:border-right="none" fo:border-top="none" fo:border-bottom="0.05pt solid #e6e6ff"/>
    </style:style>
    <style:style style:name="Table1.F3" style:family="table-cell">
      <style:table-cell-properties fo:padding="0.097cm" fo:border-left="0.05pt solid #e6e6ff" fo:border-right="0.05pt solid #e6e6ff" fo:border-top="none" fo:border-bottom="0.05pt solid #e6e6ff"/>
    </style:style>
    <style:style style:name="Table1.4" style:family="table-row">
      <style:table-row-properties style:min-row-height="0.945cm"/>
    </style:style>
    <style:style style:name="Table1.B4" style:family="table-cell">
      <style:table-cell-properties fo:padding="0.097cm" fo:border-left="0.05pt solid #e6e6ff" fo:border-right="none" fo:border-top="none" fo:border-bottom="0.05pt solid #e6e6ff"/>
    </style:style>
    <style:style style:name="Table1.C4" style:family="table-cell">
      <style:table-cell-properties fo:padding="0.097cm" fo:border-left="0.05pt solid #e6e6ff" fo:border-right="none" fo:border-top="none" fo:border-bottom="0.05pt solid #e6e6ff"/>
    </style:style>
    <style:style style:name="Table1.D4" style:family="table-cell">
      <style:table-cell-properties fo:padding="0.097cm" fo:border-left="0.05pt solid #e6e6ff" fo:border-right="none" fo:border-top="none" fo:border-bottom="0.05pt solid #e6e6ff"/>
    </style:style>
    <style:style style:name="Table1.E4" style:family="table-cell">
      <style:table-cell-properties fo:padding="0.097cm" fo:border-left="0.05pt solid #e6e6ff" fo:border-right="none" fo:border-top="none" fo:border-bottom="0.05pt solid #e6e6ff"/>
    </style:style>
    <style:style style:name="Table1.F4" style:family="table-cell">
      <style:table-cell-properties fo:padding="0.097cm" fo:border-left="0.05pt solid #e6e6ff" fo:border-right="0.05pt solid #e6e6ff" fo:border-top="none" fo:border-bottom="0.05pt solid #e6e6ff"/>
    </style:style>
    <style:style style:name="Table2" style:family="table">
      <style:table-properties style:width="16.027cm" table:align="margins"/>
    </style:style>
    <style:style style:name="Table2.A" style:family="table-column">
      <style:table-column-properties style:column-width="4.001cm" style:rel-column-width="16358*"/>
    </style:style>
    <style:style style:name="Table2.B" style:family="table-column">
      <style:table-column-properties style:column-width="2.409cm" style:rel-column-width="9852*"/>
    </style:style>
    <style:style style:name="Table2.C" style:family="table-column">
      <style:table-column-properties style:column-width="3.205cm" style:rel-column-width="13105*"/>
    </style:style>
    <style:style style:name="Table2.E" style:family="table-column">
      <style:table-column-properties style:column-width="3.207cm" style:rel-column-width="1311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text-align="justify" style:justify-single-word="false"/>
      <style:text-properties officeooo:paragraph-rsid="0012093a"/>
    </style:style>
    <style:style style:name="P2" style:family="paragraph" style:parent-style-name="Default">
      <style:paragraph-properties fo:text-align="justify" style:justify-single-word="false"/>
      <style:text-properties officeooo:rsid="00150d6f" officeooo:paragraph-rsid="00150d6f"/>
    </style:style>
    <style:style style:name="P3" style:family="paragraph" style:parent-style-name="Default">
      <style:paragraph-properties fo:text-align="justify" style:justify-single-word="false"/>
      <style:text-properties officeooo:rsid="00167521" officeooo:paragraph-rsid="00167521"/>
    </style:style>
    <style:style style:name="P4" style:family="paragraph" style:parent-style-name="Default">
      <style:paragraph-properties fo:text-align="justify" style:justify-single-word="false" fo:break-before="page"/>
      <style:text-properties fo:font-size="20pt" officeooo:rsid="00167521" officeooo:paragraph-rsid="00167521" style:font-size-asian="20pt" style:font-size-complex="20pt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0pt" fo:font-weight="normal" officeooo:rsid="000e4116" officeooo:paragraph-rsid="00150d6f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0pt" fo:font-weight="normal" officeooo:rsid="000e4116" officeooo:paragraph-rsid="00154bbf" style:font-size-asian="10pt" style:font-weight-asian="normal" style:font-size-complex="10pt" style:font-weight-complex="normal"/>
    </style:style>
    <style:style style:name="P8" style:family="paragraph" style:parent-style-name="Text_20_body">
      <style:text-properties fo:font-size="20pt" fo:font-weight="normal" officeooo:paragraph-rsid="0012093a" style:font-size-asian="20pt" style:font-weight-asian="normal" style:font-size-complex="20pt" style:font-weight-complex="normal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size="10pt" officeooo:rsid="00107f06" officeooo:paragraph-rsid="0012093a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fo:font-size="10pt" fo:font-weight="bold" officeooo:rsid="00107f06" officeooo:paragraph-rsid="00156a7b" style:font-size-asian="10pt" style:font-weight-asian="bold" style:font-size-complex="10pt" style:font-weight-complex="bold"/>
    </style:style>
    <style:style style:name="P12" style:family="paragraph" style:parent-style-name="Text_20_body">
      <style:text-properties fo:font-size="12pt" officeooo:rsid="0012093a" officeooo:paragraph-rsid="0012093a" style:font-size-asian="10.5pt" style:font-size-complex="12pt"/>
    </style:style>
    <style:style style:name="P13" style:family="paragraph" style:parent-style-name="Text_20_body">
      <style:text-properties fo:font-size="12pt" fo:font-weight="normal" officeooo:rsid="00138f21" officeooo:paragraph-rsid="00138f21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bold" officeooo:rsid="00138f21" officeooo:paragraph-rsid="00138f21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Liberation Serif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officeooo:paragraph-rsid="00167521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officeooo:rsid="00107f06" officeooo:paragraph-rsid="00167521"/>
    </style:style>
    <style:style style:name="P18" style:family="paragraph" style:parent-style-name="Text_20_body">
      <style:text-properties officeooo:paragraph-rsid="00167521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cb9d0" officeooo:paragraph-rsid="000cb9d0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20pt" officeooo:rsid="000cb9d0" officeooo:paragraph-rsid="000cb9d0" style:font-size-asian="20pt" style:font-size-complex="20pt"/>
    </style:style>
    <style:style style:name="P21" style:family="paragraph" style:parent-style-name="Standard">
      <style:paragraph-properties fo:text-align="justify" style:justify-single-word="false"/>
      <style:text-properties fo:font-size="13pt" officeooo:rsid="000cb9d0" officeooo:paragraph-rsid="000cb9d0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fo:font-size="13pt" officeooo:rsid="000cb9d0" officeooo:paragraph-rsid="000e4116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50d6f" officeooo:paragraph-rsid="0017c472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Liberation Sans" fo:font-size="10pt" officeooo:rsid="00150d6f" officeooo:paragraph-rsid="00150d6f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Liberation Sans" fo:font-size="10pt" officeooo:rsid="00150d6f" officeooo:paragraph-rsid="00154bbf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ans" fo:font-size="10pt" officeooo:rsid="00154bbf" officeooo:paragraph-rsid="00154bbf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Liberation Sans" fo:font-size="10pt" fo:font-weight="bold" officeooo:rsid="00150d6f" officeooo:paragraph-rsid="00150d6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Liberation Sans" fo:font-size="10pt" fo:font-weight="bold" officeooo:rsid="00154bbf" officeooo:paragraph-rsid="00154bb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Liberation Sans" fo:font-size="10pt" fo:font-weight="normal" officeooo:rsid="00150d6f" officeooo:paragraph-rsid="00150d6f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8pt" officeooo:rsid="00107f06" officeooo:paragraph-rsid="00107f06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8pt" officeooo:rsid="000fa79c" officeooo:paragraph-rsid="000fa79c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8pt" officeooo:paragraph-rsid="00107f06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8pt" officeooo:paragraph-rsid="000fa79c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107f06" officeooo:paragraph-rsid="00107f06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156a7b" officeooo:paragraph-rsid="00156a7b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0fa79c" officeooo:paragraph-rsid="000fa79c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0fa79c" officeooo:paragraph-rsid="000fa79c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156a7b" officeooo:paragraph-rsid="00107f06" style:font-size-asian="8pt" style:font-weight-asian="bold" style:font-size-complex="8pt" style:font-weight-complex="bold"/>
    </style:style>
    <style:style style:name="P40" style:family="paragraph" style:parent-style-name="Default">
      <style:text-properties fo:color="#000000" style:font-name="Liberation Sans" fo:font-size="8pt" officeooo:rsid="0012093a" officeooo:paragraph-rsid="0012093a" style:font-size-asian="8pt" style:font-size-complex="8pt"/>
    </style:style>
    <style:style style:name="P41" style:family="paragraph" style:parent-style-name="Default">
      <style:paragraph-properties fo:text-align="justify" style:justify-single-word="false"/>
      <style:text-properties fo:color="#000000" style:font-name="Liberation Sans" fo:font-size="8pt" fo:font-weight="normal" officeooo:rsid="0012093a" officeooo:paragraph-rsid="0012093a" style:font-size-asian="8pt" style:font-weight-asian="normal" style:font-size-complex="8pt" style:font-weight-complex="normal"/>
    </style:style>
    <style:style style:name="P42" style:family="paragraph" style:parent-style-name="Default">
      <style:paragraph-properties fo:text-align="justify" style:justify-single-word="false"/>
      <style:text-properties fo:color="#000000" style:font-name="Liberation Sans" fo:font-size="8pt" fo:font-weight="normal" officeooo:rsid="00150d6f" officeooo:paragraph-rsid="00150d6f" style:font-size-asian="8pt" style:font-weight-asian="normal" style:font-size-complex="8pt" style:font-weight-complex="normal"/>
    </style:style>
    <style:style style:name="P43" style:family="paragraph" style:parent-style-name="Standard" style:list-style-name="L1">
      <style:text-properties fo:color="#262626" style:font-name="Liberation Sans" fo:font-size="12pt" fo:font-weight="normal" officeooo:rsid="00138f21" officeooo:paragraph-rsid="00138f21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Liberation Sans" fo:font-size="12pt" style:font-size-asian="12pt" style:font-size-complex="12pt"/>
    </style:style>
    <style:style style:name="P45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Liberation Sans" fo:font-size="12pt" officeooo:rsid="00138f21" officeooo:paragraph-rsid="00138f21" style:font-size-asian="12pt" style:font-size-complex="12pt"/>
    </style:style>
    <style:style style:name="P46" style:family="paragraph" style:parent-style-name="Standard" style:list-style-name="L1">
      <style:text-properties officeooo:rsid="00138f21" officeooo:paragraph-rsid="00138f21"/>
    </style:style>
    <style:style style:name="P47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style:font-name="Liberation Sans" fo:font-size="12pt" style:font-size-asian="12pt" style:font-size-complex="12pt"/>
    </style:style>
    <style:style style:name="P48" style:family="paragraph" style:parent-style-name="Heading_20_1">
      <style:paragraph-properties fo:text-align="justify" style:justify-single-word="false"/>
      <style:text-properties fo:font-weight="normal" style:font-weight-asian="normal" style:font-weight-complex="normal"/>
    </style:style>
    <style:style style:name="P49" style:family="paragraph" style:parent-style-name="Heading_20_1">
      <style:paragraph-properties fo:text-align="justify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50" style:family="paragraph" style:parent-style-name="Heading_20_1">
      <style:paragraph-properties fo:text-align="justify" style:justify-single-word="false"/>
      <style:text-properties fo:font-size="20pt" fo:font-weight="normal" officeooo:paragraph-rsid="000e4116" style:font-size-asian="20pt" style:font-weight-asian="normal" style:font-size-complex="20pt" style:font-weight-complex="normal"/>
    </style:style>
    <style:style style:name="P51" style:family="paragraph" style:parent-style-name="Heading_20_1" style:list-style-name="">
      <style:paragraph-properties fo:text-align="justify" style:justify-single-word="false"/>
    </style:style>
    <style:style style:name="P52" style:family="paragraph" style:parent-style-name="Heading_20_1">
      <style:paragraph-properties fo:text-align="justify" style:justify-single-word="false" fo:break-before="page"/>
    </style:style>
    <style:style style:name="P53" style:family="paragraph" style:parent-style-name="Heading_20_1">
      <style:paragraph-properties fo:text-align="justify" style:justify-single-word="false" fo:break-before="page"/>
      <style:text-properties fo:font-size="20pt" fo:font-weight="normal" style:font-size-asian="20pt" style:font-weight-asian="normal" style:font-size-complex="20pt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color="#262626" style:font-name="Liberation Sans" fo:font-size="12pt" officeooo:rsid="000e4116" officeooo:paragraph-rsid="000e4116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fo:color="#262626" style:font-name="Liberation Sans" fo:font-size="8pt" fo:font-weight="normal" officeooo:rsid="000e4116" officeooo:paragraph-rsid="00150d6f" style:font-size-asian="8pt" style:font-weight-asian="normal" style:font-size-complex="8pt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size="20pt" fo:font-weight="normal" officeooo:rsid="00138f21" officeooo:paragraph-rsid="00138f21" style:font-size-asian="20pt" style:font-weight-asian="normal" style:font-size-complex="20pt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officeooo:paragraph-rsid="0019b451"/>
    </style:style>
    <style:style style:name="P58" style:family="paragraph" style:parent-style-name="Text_20_body">
      <style:text-properties officeooo:paragraph-rsid="00167521"/>
    </style:style>
    <style:style style:name="P59" style:family="paragraph" style:parent-style-name="Text_20_body">
      <style:paragraph-properties fo:text-align="justify" style:justify-single-word="false"/>
      <style:text-properties officeooo:rsid="00154bbf" officeooo:paragraph-rsid="00154bbf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style:font-name="Liberation Sans1" fo:font-size="8pt" officeooo:rsid="00154bbf"/>
    </style:style>
    <style:style style:name="P61" style:family="paragraph" style:parent-style-name="Text_20_body">
      <style:paragraph-properties fo:margin-left="1.129cm" fo:margin-right="0cm" fo:text-indent="-1.129cm" style:auto-text-indent="false"/>
      <style:text-properties style:font-name="Liberation Sans1" fo:font-size="8pt"/>
    </style:style>
    <style:style style:name="P62" style:family="paragraph" style:parent-style-name="Text_20_body">
      <style:paragraph-properties fo:text-align="justify" style:justify-single-word="false" fo:break-before="page"/>
      <style:text-properties officeooo:paragraph-rsid="00154bbf"/>
    </style:style>
    <style:style style:name="T1" style:family="text">
      <style:text-properties fo:color="#000000" style:font-name="Liberation Sans" fo:font-size="8pt" style:font-size-asian="8pt" style:font-size-complex="8pt"/>
    </style:style>
    <style:style style:name="T2" style:family="text"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00" style:font-name="Liberation Sans" fo:font-size="8pt" fo:font-weight="normal" officeooo:rsid="00107f06" style:font-size-asian="8pt" style:font-weight-asian="normal" style:font-size-complex="8pt" style:font-weight-complex="normal"/>
    </style:style>
    <style:style style:name="T4" style:family="text">
      <style:text-properties fo:color="#000000" style:font-name="Liberation Sans" fo:font-size="8pt" fo:font-weight="normal" officeooo:rsid="0012093a" style:font-size-asian="8pt" style:font-weight-asian="normal" style:font-size-complex="8pt" style:font-weight-complex="normal"/>
    </style:style>
    <style:style style:name="T5" style:family="text">
      <style:text-properties fo:color="#000000" style:font-name="Liberation Sans" fo:font-size="8pt" fo:font-weight="normal" officeooo:rsid="00154bbf" style:font-size-asian="8pt" style:font-weight-asian="normal" style:font-size-complex="8pt" style:font-weight-complex="normal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text-position="0% 100%" style:font-name="Liberation Sans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000000" style:text-position="33% 100%" style:font-name="Liberation Sans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000000" style:text-position="33% 58%" style:font-name="Liberation Sans" fo:font-size="8pt" fo:font-weight="normal" style:font-size-asian="8pt" style:font-weight-asian="normal" style:font-size-complex="8pt" style:font-weight-complex="normal"/>
    </style:style>
    <style:style style:name="T10" style:family="text">
      <style:text-properties officeooo:rsid="000cb9d0"/>
    </style:style>
    <style:style style:name="T11" style:family="text">
      <style:text-properties fo:color="#262626"/>
    </style:style>
    <style:style style:name="T12" style:family="text">
      <style:text-properties fo:color="#262626" officeooo:rsid="000e4116"/>
    </style:style>
    <style:style style:name="T13" style:family="text">
      <style:text-properties fo:color="#262626" style:font-name="Liberation Sans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262626" style:font-name="Liberation Sans" fo:font-size="12pt" fo:font-weight="normal" officeooo:rsid="00138f21" style:font-size-asian="12pt" style:font-weight-asian="normal" style:font-size-complex="12pt" style:font-weight-complex="normal"/>
    </style:style>
    <style:style style:name="T15" style:family="text">
      <style:text-properties fo:color="#262626" officeooo:rsid="00138f21"/>
    </style:style>
    <style:style style:name="T16" style:family="text">
      <style:text-properties fo:color="#262626" officeooo:rsid="00154bbf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20pt" fo:font-weight="normal" officeooo:rsid="00154bbf" style:font-size-asian="20pt" style:font-weight-asian="normal" style:font-size-complex="20pt" style:font-weight-complex="normal"/>
    </style:style>
    <style:style style:name="T19" style:family="text">
      <style:text-properties fo:font-size="20pt" fo:font-weight="normal" officeooo:rsid="000e4116" style:font-size-asian="20pt" style:font-weight-asian="normal" style:font-size-complex="20pt" style:font-weight-complex="normal"/>
    </style:style>
    <style:style style:name="T20" style:family="text">
      <style:text-properties officeooo:rsid="00107f06"/>
    </style:style>
    <style:style style:name="T21" style:family="text">
      <style:text-properties fo:font-size="10pt" officeooo:rsid="0012093a" style:font-size-asian="10pt" style:font-size-complex="10pt"/>
    </style:style>
    <style:style style:name="T22" style:family="text">
      <style:text-properties officeooo:rsid="0012093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56a7b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38f21" style:font-weight-asian="normal" style:font-weight-complex="normal"/>
    </style:style>
    <style:style style:name="T27" style:family="text">
      <style:text-properties officeooo:rsid="00138f21"/>
    </style:style>
    <style:style style:name="T28" style:family="text">
      <style:text-properties style:text-position="super 58%"/>
    </style:style>
    <style:style style:name="T29" style:family="text">
      <style:text-properties officeooo:rsid="00156a7b"/>
    </style:style>
    <style:style style:name="T30" style:family="text">
      <style:text-properties officeooo:rsid="0015f551"/>
    </style:style>
    <style:style style:name="T31" style:family="text">
      <style:text-properties fo:font-size="12pt" fo:font-weight="normal" officeooo:rsid="00156a7b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1657c9" style:font-size-asian="10.5pt" style:font-weight-asian="normal" style:font-size-complex="12pt" style:font-weight-complex="normal"/>
    </style:style>
    <style:style style:name="T33" style:family="text">
      <style:text-properties officeooo:rsid="001657c9"/>
    </style:style>
    <style:style style:name="T34" style:family="text">
      <style:text-properties officeooo:rsid="00167521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167521"/>
    </style:style>
    <style:style style:name="T37" style:family="text">
      <style:text-properties style:font-name="Liberation Serif" officeooo:rsid="001a5aec"/>
    </style:style>
    <style:style style:name="T38" style:family="text">
      <style:text-properties officeooo:rsid="0017c472"/>
    </style:style>
    <style:style style:name="T39" style:family="text">
      <style:text-properties style:text-position="0% 100%" officeooo:rsid="0012093a"/>
    </style:style>
    <style:style style:name="T40" style:family="text">
      <style:text-properties fo:font-style="italic"/>
    </style:style>
    <style:style style:name="T41" style:family="text">
      <style:text-properties style:text-position="33% 100%" officeooo:rsid="0012093a"/>
    </style:style>
    <style:style style:name="T42" style:family="text">
      <style:text-properties style:text-position="33% 58%" officeooo:rsid="0012093a"/>
    </style:style>
    <style:style style:name="T43" style:family="text">
      <style:text-properties style:text-position="0% 58%" officeooo:rsid="0012093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Tietorakenteet ja algoritmit: Harjoitustyö</text:p>
      <text:p text:style-name="P23">Vertaileva <text:span text:style-name="T38">a</text:span>nalyysi viiden eri järjestämisalgoritmin nopeudesta</text:p>
      <text:p text:style-name="P22">Tekijä: Marko Mäkinen, markoma@iki.fi</text:p>
      <text:p text:style-name="P22">Palautettu 7.9.2014</text:p>
      <text:p text:style-name="P21"/>
      <text:p text:style-name="P21"/>
      <text:p text:style-name="P21"/>
      <text:p text:style-name="P20"/>
      <text:p text:style-name="P19"/>
      <text:h text:style-name="P53" text:outline-level="1">Tiivistelmä</text:h>
      <text:p text:style-name="P5">Tämän harjoitustyön tavoitteena on testata yleisimpiä, mutta er<text:span text:style-name="T22">i</text:span> <text:span text:style-name="T22">menetelmillä</text:span> toimivia järjestä<text:span text:style-name="T10">mis</text:span>algoritme<text:span text:style-name="T10">ja</text:span> <text:span text:style-name="T10">ja analysoida näiden toimintaa erilaisissa järjestämis- skenaarioissa. J</text:span><text:span text:style-name="T11">ärjestämisalgoritmien toiminnasta </text:span><text:span text:style-name="T12">on</text:span><text:span text:style-name="T11"> määrite</text:span><text:span text:style-name="T12">lty</text:span><text:span text:style-name="T11"> aika- ja tilavaativuus, sekä </text:span><text:span text:style-name="T12">suoritus</text:span><text:span text:style-name="T11">mitat</text:span><text:span text:style-name="T12">tu</text:span><text:span text:style-name="T11"> aikaa </text:span><text:span text:style-name="T12">useilla eri</text:span><text:span text:style-name="T11"> järjestysskenaariolla, </text:span><text:span text:style-name="T12">joita ovat muun muassa</text:span><text:span text:style-name="T11">; epäjärjestys, melkein järjestetty, päinvastainen järjestys ja järjestetty. </text:span></text:p>
      <text:p text:style-name="P54">Testattavia algoritmeja ovat lisäysjärjestäminen (insertion sort), kuplajärjestäminen (bubble sort), pikajärjestäminen (quick sort), lomitusjärjestäminen (merge sort) sekä valintajärjestäminen (selection sort). </text:p>
      <text:p text:style-name="P5"/>
      <text:p text:style-name="P9"/>
      <text:p text:style-name="P9"/>
      <text:h text:style-name="P48" text:outline-level="1"/>
      <text:h text:style-name="P48" text:outline-level="1"/>
      <text:h text:style-name="P53" text:outline-level="1">Johdanto</text:h>
      <text:h text:style-name="P49" text:outline-level="1"/>
      <text:h text:style-name="P49" text:outline-level="1"/>
      <text:h text:style-name="P49" text:outline-level="1"/>
      <text:h text:style-name="P51" text:outline-level="1"/>
      <text:h text:style-name="P52" text:outline-level="1"><text:span text:style-name="T17">Järjestä</text:span><text:span text:style-name="T18">mis</text:span><text:span text:style-name="T17">algoritmit</text:span></text:h>
      <text:p text:style-name="P9"/>
      <text:p text:style-name="P15"><text:span text:style-name="T29">Järjestämisalgoritmit voidaan jakaa kahteen eri yläluokkaan: Vertailevat ja ei-vertailevat. Vertailevat algoritmit ovat järjestämisalgoritmeja, jotka vertailevat kahta elementtiä keskenään (Yleensä ”pienempi tai yhtä suuri kuin” operaattorilla) [wikipedia:</text:span><text:span text:style-name="T6">Comparison sort</text:span><text:span text:style-name="T30">]. <text:s/>Ei-vertailevien algoritmien toiminta perustuu osittaiseen esitietoon järjestettävistä alkiosta, kuten data-alue. </text:span></text:p>
      <text:p text:style-name="P18"><text:span text:style-name="T36">Järjestämisalgoritmit </text:span><text:span text:style-name="T37">voidaan </text:span><text:span text:style-name="T36">jakaa luokkiin käytetyn järjestämismenetelmän muka</text:span><text:span text:style-name="T37">isesti</text:span><text:span text:style-name="T36">. Tässä analyysissä käsiteltyjä järjestämismenetelmiä ovat jakojärjestäjät (exchange sorts), lisäysjärjestäjät (insertion sorts), </text:span><text:span text:style-name="T35">valintajärjestäjät (selection sorts) ja lomitusjärjestäjät (merge sorts). Näiden lisäksi on luokiteltu </text:span><text:span text:style-name="T36">muun muassa</text:span><text:span text:style-name="T35"> </text:span><text:span text:style-name="T36">d</text:span><text:span text:style-name="T35">istribution sorts, </text:span><text:span text:style-name="T36">c</text:span><text:span text:style-name="T35">oncurrent sorts ja </text:span><text:span text:style-name="T36">h</text:span><text:span text:style-name="T35">ybrid sorts. </text:span><text:span text:style-name="T38">Niin ikään voidaan järjestämisalgoritmit jakaa rekursiivisiin ja ei-rekursiivisiin <text:s/>eli iteratiivisiin algoritmeihin. </text:span></text:p>
      <text:p text:style-name="P18"/>
      <text:p text:style-name="P11"><text:span text:style-name="T21">Taulukko 1: Järjestämisalgoritmien luokittelu järjestämismenetelmien mukaan. </text:span><text:reference-mark-start text:name="ADDIN CSL_CITATION {&quot;mendeley&quot;: {&quot;previouslyFormattedCitation&quot;: &quot;&lt;sup&gt;1&lt;/sup&gt;&quot;}, &quot;schema&quot;: &quot;https://github.com/citation-style-language/schema/raw/master/csl-citation.json&quot;, &quot;citationItems&quot;: [{&quot;itemData&quot;: {&quot;container-title&quot;: &quot;International Baccalaureate Extended \u2026&quot;, &quot;note&quot;: &quot;Taulukko 1!&quot;, &quot;title&quot;: &quot;An empirical comparison of the runtime of five sorting algorithms&quot;, &quot;type&quot;: &quot;article-journal&quot;, &quot;issued&quot;: {&quot;date-parts&quot;: [[&quot;2008&quot;]]}, &quot;author&quot;: [{&quot;suffix&quot;: &quot;&quot;, &quot;parse-names&quot;: false, &quot;given&quot;: &quot;JP&quot;, &quot;non-dropping-particle&quot;: &quot;&quot;, &quot;family&quot;: &quot;Ocampo&quot;, &quot;dropping-particle&quot;: &quot;&quot;}], &quot;id&quot;: &quot;ITEM-1&quot;}, &quot;id&quot;: &quot;ITEM-1&quot;, &quot;uris&quot;: [&quot;http://www.mendeley.com/documents/?uuid=5cc8562c-bd3f-4512-99ea-fba65461404f&quot;]}], &quot;properties&quot;: {&quot;noteIndex&quot;: 0}} RND7xAq2chzbh"/><text:span text:style-name="T42">1</text:span><text:reference-mark-end text:name="ADDIN CSL_CITATION {&quot;mendeley&quot;: {&quot;previouslyFormattedCitation&quot;: &quot;&lt;sup&gt;1&lt;/sup&gt;&quot;}, &quot;schema&quot;: &quot;https://github.com/citation-style-language/schema/raw/master/csl-citation.json&quot;, &quot;citationItems&quot;: [{&quot;itemData&quot;: {&quot;container-title&quot;: &quot;International Baccalaureate Extended \u2026&quot;, &quot;note&quot;: &quot;Taulukko 1!&quot;, &quot;title&quot;: &quot;An empirical comparison of the runtime of five sorting algorithms&quot;, &quot;type&quot;: &quot;article-journal&quot;, &quot;issued&quot;: {&quot;date-parts&quot;: [[&quot;2008&quot;]]}, &quot;author&quot;: [{&quot;suffix&quot;: &quot;&quot;, &quot;parse-names&quot;: false, &quot;given&quot;: &quot;JP&quot;, &quot;non-dropping-particle&quot;: &quot;&quot;, &quot;family&quot;: &quot;Ocampo&quot;, &quot;dropping-particle&quot;: &quot;&quot;}], &quot;id&quot;: &quot;ITEM-1&quot;}, &quot;id&quot;: &quot;ITEM-1&quot;, &quot;uris&quot;: [&quot;http://www.mendeley.com/documents/?uuid=5cc8562c-bd3f-4512-99ea-fba65461404f&quot;]}], &quot;properties&quot;: {&quot;noteIndex&quot;: 0}} RND7xAq2chzbh"/><text:span text:style-name="T21">⁠ </text:span><text:span text:style-name="T34">Valitut järjestämisalgoritmit on lihavoitu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2"/>
          </table:table-cell>
          <table:table-cell table:style-name="Table1.B1" table:number-columns-spanned="4" office:value-type="string">
            <text:p text:style-name="P35">Vertailevat</text:p>
          </table:table-cell>
          <table:covered-table-cell/>
          <table:covered-table-cell/>
          <table:covered-table-cell/>
          <table:table-cell table:style-name="Table1.B1" table:number-rows-spanned="2" office:value-type="string">
            <text:p text:style-name="P34"/>
            <text:p text:style-name="P38">Ei-vertailevat</text:p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B2" office:value-type="string">
            <text:p text:style-name="P37">Vaihtojärjestä<text:span text:style-name="T20">jät (jako)</text:span></text:p>
          </table:table-cell>
          <table:table-cell table:style-name="Table1.B2" office:value-type="string">
            <text:p text:style-name="P37">Lisäysjärjestä<text:span text:style-name="T20">jät</text:span></text:p>
          </table:table-cell>
          <table:table-cell table:style-name="Table1.B2" office:value-type="string">
            <text:p text:style-name="P37">Valintajärjestä<text:span text:style-name="T20">jät</text:span></text:p>
          </table:table-cell>
          <table:table-cell table:style-name="Table1.B2" office:value-type="string">
            <text:p text:style-name="P37">Lomitusjärjes<text:span text:style-name="T20">täjät</text:span></text:p>
          </table:table-cell>
          <table:covered-table-cell/>
        </table:table-row>
        <table:table-row>
          <table:table-cell table:style-name="Table1.B1" office:value-type="string">
            <text:p text:style-name="P37">Iter<text:span text:style-name="T27">atiiviset</text:span></text:p>
          </table:table-cell>
          <table:table-cell table:style-name="Table1.B3" office:value-type="string">
            <text:p text:style-name="P33"><text:span text:style-name="T24">Kuplajärjestäminen,</text:span><text:span text:style-name="T23"> </text:span>Cocktail/shaker sort, Comb sort, Gnome sort</text:p>
            <text:p text:style-name="P32"/>
          </table:table-cell>
          <table:table-cell table:style-name="Table1.C3" office:value-type="string">
            <text:p text:style-name="P33">Linear insertion sort, Binary <text:span text:style-name="T34">sort,</text:span> <text:span text:style-name="T24">Lisäysjärjestäminen</text:span><text:span text:style-name="T23"> </text:span></text:p>
            <text:p text:style-name="P33">Shell sort</text:p>
          </table:table-cell>
          <table:table-cell table:style-name="Table1.D3" office:value-type="string">
            <text:p text:style-name="P30"><text:span text:style-name="T24">Valintajärjestäminen, </text:span><text:span text:style-name="T23"><text:s/></text:span>Heap sort</text:p>
          </table:table-cell>
          <table:table-cell table:style-name="Table1.E3" office:value-type="string">
            <text:p text:style-name="P30">In-place merge sort</text:p>
          </table:table-cell>
          <table:table-cell table:style-name="Table1.F3" office:value-type="string">
            <text:p text:style-name="P32"/>
          </table:table-cell>
        </table:table-row>
        <table:table-row table:style-name="Table1.4">
          <table:table-cell table:style-name="Table1.B1" office:value-type="string">
            <text:p text:style-name="P37">Rekursiiviset</text:p>
          </table:table-cell>
          <table:table-cell table:style-name="Table1.B4" office:value-type="string">
            <text:p text:style-name="P36">Pikajärjestäminen</text:p>
          </table:table-cell>
          <table:table-cell table:style-name="Table1.C4" office:value-type="string">
            <text:p text:style-name="P30">Library sort</text:p>
          </table:table-cell>
          <table:table-cell table:style-name="Table1.D4" office:value-type="string">
            <text:p text:style-name="P30">Tree sort</text:p>
          </table:table-cell>
          <table:table-cell table:style-name="Table1.E4" office:value-type="string">
            <text:p text:style-name="P39">Klassinen Lomitusjärjestäminen</text:p>
          </table:table-cell>
          <table:table-cell table:style-name="Table1.F4" office:value-type="string">
            <text:p text:style-name="P32">Radix sort, Bucket sort, <text:span text:style-name="T29">Laskemisjärjestäminen</text:span></text:p>
          </table:table-cell>
        </table:table-row>
      </table:table>
      <text:p text:style-name="P9"/>
      <text:p text:style-name="P10"/>
      <text:p text:style-name="P9"/>
      <text:p text:style-name="P41"/>
      <text:p text:style-name="P1"/>
      <text:p text:style-name="P1"/>
      <text:p text:style-name="P1"/>
      <text:p text:style-name="P2"/>
      <text:p text:style-name="P4">Testattavat järjestämisalgoritmit</text:p>
      <text:p text:style-name="P3"/>
      <text:p text:style-name="P16"><text:span text:style-name="T32">Tähän a</text:span><text:span text:style-name="T31">nalyysiin valitut järjestämisalgoritmit on valittu mukaan, koska ne ovat tunnetuimpia ja yleisimmin käytetyimpiä algoritmeja, ne kaikki edustavat eri järjestämismenetelmiä (ks. Taulukko 1), </text:span><text:span text:style-name="T32">ja ne kuuluvat vertailevien järjestämisalgoritmien joukkoon. </text:span></text:p>
      <text:p text:style-name="P17"/>
      <text:p text:style-name="P2"/>
      <text:p text:style-name="P2"/>
      <text:p text:style-name="P2"/>
      <text:p text:style-name="P2"><text:span text:style-name="T4">T</text:span><text:span text:style-name="T2">aulukko 2: Testattavien järjestämisalgoritmien vertailu</text:span><text:reference-mark-start text:name="ADDIN CSL_CITATION {&quot;mendeley&quot;: {&quot;previouslyFormattedCitation&quot;: &quot;&lt;sup&gt;2&lt;/sup&gt;&quot;}, &quot;schema&quot;: &quot;https://github.com/citation-style-language/schema/raw/master/csl-citation.json&quot;, &quot;citationItems&quot;: [{&quot;itemData&quot;: {&quot;type&quot;: &quot;article-journal&quot;, &quot;issued&quot;: {&quot;date-parts&quot;: [[&quot;2014&quot;]]}, &quot;author&quot;: [{&quot;suffix&quot;: &quot;&quot;, &quot;parse-names&quot;: false, &quot;given&quot;: &quot;Patrik (HIT)&quot;, &quot;non-dropping-particle&quot;: &quot;&quot;, &quot;family&quot;: &quot;Flore\u0301en&quot;, &quot;dropping-particle&quot;: &quot;&quot;}], &quot;id&quot;: &quot;ITEM-1&quot;, &quot;title&quot;: &quot;58131 Tietorakenteet ja algoritmit&quot;}, &quot;id&quot;: &quot;ITEM-1&quot;, &quot;uris&quot;: [&quot;http://www.mendeley.com/documents/?uuid=a6353a11-f8b8-43f4-90d4-d5f1291c3202&quot;]}], &quot;properties&quot;: {&quot;noteIndex&quot;: 0}} RNDAY5hjbLbkK"/><text:span text:style-name="T9">2</text:span><text:reference-mark-end text:name="ADDIN CSL_CITATION {&quot;mendeley&quot;: {&quot;previouslyFormattedCitation&quot;: &quot;&lt;sup&gt;2&lt;/sup&gt;&quot;}, &quot;schema&quot;: &quot;https://github.com/citation-style-language/schema/raw/master/csl-citation.json&quot;, &quot;citationItems&quot;: [{&quot;itemData&quot;: {&quot;type&quot;: &quot;article-journal&quot;, &quot;issued&quot;: {&quot;date-parts&quot;: [[&quot;2014&quot;]]}, &quot;author&quot;: [{&quot;suffix&quot;: &quot;&quot;, &quot;parse-names&quot;: false, &quot;given&quot;: &quot;Patrik (HIT)&quot;, &quot;non-dropping-particle&quot;: &quot;&quot;, &quot;family&quot;: &quot;Flore\u0301en&quot;, &quot;dropping-particle&quot;: &quot;&quot;}], &quot;id&quot;: &quot;ITEM-1&quot;, &quot;title&quot;: &quot;58131 Tietorakenteet ja algoritmit&quot;}, &quot;id&quot;: &quot;ITEM-1&quot;, &quot;uris&quot;: [&quot;http://www.mendeley.com/documents/?uuid=a6353a11-f8b8-43f4-90d4-d5f1291c3202&quot;]}], &quot;properties&quot;: {&quot;noteIndex&quot;: 0}} RNDAY5hjbLbkK"/><text:span text:style-name="T2">⁠</text:span></text:p>
      <text:p text:style-name="P4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28">Järjestämisalgoritmi</text:p>
          </table:table-cell>
          <table:table-cell table:style-name="Table2.A1" office:value-type="string">
            <text:p text:style-name="P27">Keskiarvo</text:p>
          </table:table-cell>
          <table:table-cell table:style-name="Table2.A1" office:value-type="string">
            <text:p text:style-name="P27">Huonoin tapaus</text:p>
          </table:table-cell>
          <table:table-cell table:style-name="Table2.A1" office:value-type="string">
            <text:p text:style-name="P27">Menetelmä</text:p>
          </table:table-cell>
          <table:table-cell table:style-name="Table2.E1" office:value-type="string">
            <text:p text:style-name="P28">Vakaa</text:p>
          </table:table-cell>
        </table:table-row>
        <table:table-row>
          <table:table-cell table:style-name="Table2.A2" office:value-type="string">
            <text:p text:style-name="P29">Kuplajärjestäminen</text:p>
          </table:table-cell>
          <table:table-cell table:style-name="Table2.A2" office:value-type="string">
            <text:p text:style-name="P24">O(n<text:span text:style-name="T28">2</text:span>)</text:p>
          </table:table-cell>
          <table:table-cell table:style-name="Table2.A2" office:value-type="string">
            <text:p text:style-name="P25">O(n<text:span text:style-name="T28">2</text:span>)</text:p>
          </table:table-cell>
          <table:table-cell table:style-name="Table2.A2" office:value-type="string">
            <text:p text:style-name="P26">Vaihtojärjestäjä</text:p>
          </table:table-cell>
          <table:table-cell table:style-name="Table2.E2" office:value-type="string">
            <text:p text:style-name="P26">on</text:p>
          </table:table-cell>
        </table:table-row>
        <table:table-row>
          <table:table-cell table:style-name="Table2.A2" office:value-type="string">
            <text:p text:style-name="P6"><text:span text:style-name="T16">L</text:span><text:span text:style-name="T11">isäysjärjestäminen</text:span></text:p>
          </table:table-cell>
          <table:table-cell table:style-name="Table2.A2" office:value-type="string">
            <text:p text:style-name="P25">O(n<text:span text:style-name="T28">2</text:span>)</text:p>
          </table:table-cell>
          <table:table-cell table:style-name="Table2.A2" office:value-type="string">
            <text:p text:style-name="P25">O(n<text:span text:style-name="T28">2</text:span>)</text:p>
          </table:table-cell>
          <table:table-cell table:style-name="Table2.A2" office:value-type="string">
            <text:p text:style-name="P26">Lisäysjärjestäjä</text:p>
          </table:table-cell>
          <table:table-cell table:style-name="Table2.E2" office:value-type="string">
            <text:p text:style-name="P26">on</text:p>
          </table:table-cell>
        </table:table-row>
        <table:table-row>
          <table:table-cell table:style-name="Table2.A2" office:value-type="string">
            <text:p text:style-name="P7"><text:span text:style-name="T16">P</text:span><text:span text:style-name="T11">ikajärjestäminen</text:span></text:p>
          </table:table-cell>
          <table:table-cell table:style-name="Table2.A2" office:value-type="string">
            <text:p text:style-name="P26">O(n log n)</text:p>
          </table:table-cell>
          <table:table-cell table:style-name="Table2.A2" office:value-type="string">
            <text:p text:style-name="P25">O(n<text:span text:style-name="T28">2</text:span>)</text:p>
          </table:table-cell>
          <table:table-cell table:style-name="Table2.A2" office:value-type="string">
            <text:p text:style-name="P26">Jakojärjestäjä</text:p>
          </table:table-cell>
          <table:table-cell table:style-name="Table2.E2" office:value-type="string">
            <text:p text:style-name="P26">ei</text:p>
          </table:table-cell>
        </table:table-row>
        <table:table-row>
          <table:table-cell table:style-name="Table2.A2" office:value-type="string">
            <text:p text:style-name="P7"><text:span text:style-name="T16">L</text:span><text:span text:style-name="T11">omitusjärjestäminen</text:span></text:p>
          </table:table-cell>
          <table:table-cell table:style-name="Table2.A2" office:value-type="string">
            <text:p text:style-name="P26">O(n log n)</text:p>
          </table:table-cell>
          <table:table-cell table:style-name="Table2.A2" office:value-type="string">
            <text:p text:style-name="P26">O(n log n)</text:p>
          </table:table-cell>
          <table:table-cell table:style-name="Table2.A2" office:value-type="string">
            <text:p text:style-name="P26">Lomitusjärjestäjä</text:p>
          </table:table-cell>
          <table:table-cell table:style-name="Table2.E2" office:value-type="string">
            <text:p text:style-name="P26">on</text:p>
          </table:table-cell>
        </table:table-row>
        <table:table-row>
          <table:table-cell table:style-name="Table2.A2" office:value-type="string">
            <text:p text:style-name="P7"><text:span text:style-name="T16">V</text:span><text:span text:style-name="T11">alintajärjestäminen</text:span></text:p>
          </table:table-cell>
          <table:table-cell table:style-name="Table2.A2" office:value-type="string">
            <text:p text:style-name="P25">O(n<text:span text:style-name="T28">2</text:span>)</text:p>
          </table:table-cell>
          <table:table-cell table:style-name="Table2.A2" office:value-type="string">
            <text:p text:style-name="P25">O(n<text:span text:style-name="T28">2</text:span>)</text:p>
          </table:table-cell>
          <table:table-cell table:style-name="Table2.A2" office:value-type="string">
            <text:p text:style-name="P26">Valintajärjestäjä</text:p>
          </table:table-cell>
          <table:table-cell table:style-name="Table2.E2" office:value-type="string">
            <text:p text:style-name="P26">Riippuu toteutuksesta</text:p>
          </table:table-cell>
        </table:table-row>
      </table:table>
      <text:p text:style-name="P55"/>
      <text:h text:style-name="P49" text:outline-level="1"/>
      <text:h text:style-name="P49" text:outline-level="1">Bubble sort</text:h>
      <text:p text:style-name="P57"><text:span text:style-name="T19">I</text:span><text:span text:style-name="T17">nsertion sort</text:span></text:p>
      <text:h text:style-name="P50" text:outline-level="1">Selection sort </text:h>
      <text:h text:style-name="P50" text:outline-level="1">Quick sort</text:h>
      <text:h text:style-name="P49" text:outline-level="1">Merge sort</text:h>
      <text:h text:style-name="P49" text:outline-level="1"/>
      <text:h text:style-name="P49" text:outline-level="1">Testiskenaariot</text:h>
      <text:p text:style-name="P9"/>
      <text:p text:style-name="P12"><text:span text:style-name="T25">Erilaisia testiskenaarioita luotiin kattavasti, jotta algoritmien meridiaaninopeutta pystyttäisiin määrittelemään mahdollisimman tarkasti sekä, jotta saataisiin jokaisen järjestämisalgoritmin toimintaa ääritilanteissa parhaiten hahmotettua ja löydettyä kullekin algoritmille </text:span><text:span text:style-name="T26">paras ja</text:span><text:span text:style-name="T25"> huonoin järjestämistapaus. </text:span></text:p>
      <text:p text:style-name="P14"><text:soft-page-break/></text:p>
      <text:p text:style-name="P14">Skenaariot:</text:p>
      <text:list xml:id="list4421296942834438091" text:style-name="L1">
        <text:list-item>
          <text:p text:style-name="P43">Epäjärjestys: Javan Random generaattoria hyödyntämällä luodaan taulukkoon 32-bittisiä lukuja. Ei samoja lukuja.</text:p>
        </text:list-item>
        <text:list-item>
          <text:p text:style-name="P46"><text:span text:style-name="T14">E</text:span><text:span text:style-name="T13">päjärjestys muutamalla luvulla: Javan Random generaattoria hyödyntämällä luodaan taulukko, jossa luvut ovat väliltä 0-5. </text:span></text:p>
        </text:list-item>
        <text:list-item>
          <text:p text:style-name="P44">Melkein järjestetty: Järjestetty lukujono, josta 5-10% on sekoitettu.</text:p>
        </text:list-item>
        <text:list-item>
          <text:p text:style-name="P45">Järjestetty: Täysin järjestyksessä oleva lukujono.</text:p>
        </text:list-item>
        <text:list-item>
          <text:p text:style-name="P47"><text:span text:style-name="T15">P</text:span><text:span text:style-name="T11">äinvastainen: </text:span><text:span text:style-name="T15">Laskevassa järjestyksessä oleva taulukko.</text:span></text:p>
          <text:p text:style-name="P44"/>
        </text:list-item>
      </text:list>
      <text:p text:style-name="P13">Testitaulukot on jaettu kahteen koko luokkaan: isot ja pienet. Pienet taulukot ovat kokoluokkaa 5 - 500 <text:span text:style-name="T33">alkiota</text:span>. Isot ovat kokoluokkaa 500 – 10 000 <text:span text:style-name="T33">alkiota</text:span>. Jokainen taulukko luodaan aina uudelleen ennen ajanmittausta. </text:p>
      <text:p text:style-name="P8"/>
      <text:h text:style-name="P49" text:outline-level="1"/>
      <text:h text:style-name="P49" text:outline-level="1">Nopeus </text:h>
      <text:h text:style-name="P49" text:outline-level="1"/>
      <text:h text:style-name="P49" text:outline-level="1">- Kuinka nopeus mitattiin</text:h>
      <text:p text:style-name="P9"/>
      <text:p text:style-name="P56">Testitulokset</text:p>
      <text:h text:style-name="P49" text:outline-level="1">- Keskiarvo nopeudet</text:h>
      <text:h text:style-name="P49" text:outline-level="1">- worst case</text:h>
      <text:h text:style-name="P49" text:outline-level="1"/>
      <text:h text:style-name="P49" text:outline-level="1">Yhteenveto</text:h>
      <text:p text:style-name="P9"/>
      <text:p text:style-name="P59"/>
      <text:p text:style-name="P62"><text:span text:style-name="T18">Lähteet</text:span></text:p>
      <text:section text:style-name="Sect1" text:name="ADDIN Mendeley Bibliography CSL_BIBLIOGRAPHY  RNDsp6x49pQsh">
        <text:p text:style-name="P61">1. Ocampo, J. An empirical comparison of the runtime of five sorting algorithms. <text:span text:style-name="T40">Int. Baccalaureate Ext. …</text:span> (2008). at &lt;http://uploads.julianapena.com/ib-ee.pdf&gt;</text:p>
        <text:p text:style-name="P61">2. Floréen, P. (HIT). 58131 Tietorakenteet ja algoritmit. (2014). </text:p>
        <text:p text:style-name="P6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fo:font-size="12pt" style:font-size-asian="12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Default">
      <style:text-properties fo:color="#000000" style:font-name="Liberation Sans" fo:font-size="8pt" officeooo:rsid="0012093a" officeooo:paragraph-rsid="0012093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.533cm" fo:margin-right="2.44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9-01T18:52:00</meta:creation-date>
    <dc:title>An empirical comparison of the runtime of five sorting algorithms</dc:title>
    <meta:initial-creator>Juliana Peña Ocampo</meta:initial-creator>
    <dc:date>2014-08-23T17:32:40.800457000</dc:date>
    <meta:editing-duration>PT7H4M44S</meta:editing-duration>
    <meta:editing-cycles>5</meta:editing-cycles>
    <meta:generator>LibreOffice/4.3.0.4$MacOSX_X86_64 LibreOffice_project/62ad5818884a2fc2e5780dd45466868d41009ec0</meta:generator>
    <meta:document-statistic meta:table-count="2" meta:image-count="0" meta:object-count="0" meta:page-count="7" meta:paragraph-count="87" meta:word-count="459" meta:character-count="4288" meta:non-whitespace-character-count="3906"/>
    <meta:user-defined meta:name="Mendeley Citation Style_1">http://www.zotero.org/styles/nature</meta:user-defined>
    <meta:user-defined meta:name="Mendeley Document_1">True</meta:user-defined>
    <meta:user-defined meta:name="Mendeley User Name_1">markoma@iki.fi@www.mendeley.com</meta:user-defined>
  </office:meta>
</office:document-meta>
</file>